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mbria" svg:font-family="Cambria" style:font-family-generic="roman" style:font-pitch="variable"/>
    <style:font-face style:name="Cambria1" svg:font-family="Cambria"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weight="bold" officeooo:rsid="0009fc1b" officeooo:paragraph-rsid="0009fc1b" style:font-weight-asian="bold"/>
    </style:style>
    <style:style style:name="P3" style:family="paragraph" style:parent-style-name="Standard">
      <style:text-properties fo:font-size="11pt" fo:language="en" fo:country="none" style:font-name-asian="Cambria2" style:font-size-asian="11pt" style:font-name-complex="Cambria2" style:font-size-complex="11pt"/>
    </style:style>
    <style:style style:name="P4" style:family="paragraph" style:parent-style-name="Standard">
      <style:paragraph-properties fo:line-height="115%"/>
      <style:text-properties fo:font-size="11pt" fo:language="en" fo:country="none" style:font-size-asian="11pt" style:font-name-complex="Calibri" style:font-size-complex="11pt"/>
    </style:style>
    <style:style style:name="P5" style:family="paragraph" style:parent-style-name="Standard">
      <style:paragraph-properties fo:hyphenation-ladder-count="no-limit"/>
      <style:text-properties fo:font-size="11pt" fo:language="en" fo:country="none" style:font-size-asian="11pt" style:font-name-complex="Calibri" style:font-size-complex="11pt" fo:hyphenate="false" fo:hyphenation-remain-char-count="2" fo:hyphenation-push-char-count="2"/>
    </style:style>
    <style:style style:name="P6" style:family="paragraph" style:parent-style-name="Standard">
      <style:paragraph-properties fo:line-height="115%"/>
      <style:text-properties fo:font-size="11pt" fo:language="en" fo:country="none" officeooo:rsid="0009fc1b" officeooo:paragraph-rsid="0009fc1b" style:font-size-asian="11pt" style:font-name-complex="Calibri" style:font-size-complex="11pt"/>
    </style:style>
    <style:style style:name="P7" style:family="paragraph" style:parent-style-name="Standard">
      <style:text-properties fo:font-size="11pt" style:font-size-asian="11pt" style:font-name-complex="Cambria2" style:font-size-complex="11pt"/>
    </style:style>
    <style:style style:name="P8" style:family="paragraph" style:parent-style-name="Standard">
      <style:text-properties fo:font-size="11pt" officeooo:rsid="0009fc1b" officeooo:paragraph-rsid="0009fc1b" style:font-size-asian="11pt" style:font-name-complex="Cambria2" style:font-size-complex="11pt"/>
    </style:style>
    <style:style style:name="P9" style:family="paragraph" style:parent-style-name="Standard">
      <style:paragraph-properties fo:hyphenation-ladder-count="no-limit"/>
      <style:text-properties fo:font-size="11pt" style:letter-kerning="true" style:font-size-asian="11pt" style:font-name-complex="Calibri" style:font-size-complex="11pt" fo:hyphenate="false" fo:hyphenation-remain-char-count="2" fo:hyphenation-push-char-count="2"/>
    </style:style>
    <style:style style:name="P10" style:family="paragraph" style:parent-style-name="Standard">
      <style:paragraph-properties fo:line-height="115%"/>
    </style:style>
    <style:style style:name="P11" style:family="paragraph" style:parent-style-name="Standard">
      <style:paragraph-properties fo:hyphenation-ladder-count="no-limit"/>
      <style:text-properties fo:hyphenate="false" fo:hyphenation-remain-char-count="2" fo:hyphenation-push-char-count="2"/>
    </style:style>
    <style:style style:name="P12" style:family="paragraph" style:parent-style-name="Standard">
      <style:text-properties officeooo:rsid="00055d96" officeooo:paragraph-rsid="00055d96"/>
    </style:style>
    <style:style style:name="P13" style:family="paragraph" style:parent-style-name="Standard">
      <style:text-properties officeooo:rsid="0006bef9" officeooo:paragraph-rsid="0006bef9"/>
    </style:style>
    <style:style style:name="P14" style:family="paragraph" style:parent-style-name="Standard">
      <style:text-properties officeooo:rsid="0008a775" officeooo:paragraph-rsid="0008a775"/>
    </style:style>
    <style:style style:name="P15" style:family="paragraph" style:parent-style-name="Standard">
      <style:text-properties officeooo:rsid="0009fc1b" officeooo:paragraph-rsid="0009fc1b"/>
    </style:style>
    <style:style style:name="P16" style:family="paragraph" style:parent-style-name="Standard">
      <style:text-properties officeooo:paragraph-rsid="0009fc1b"/>
    </style:style>
    <style:style style:name="P17" style:family="paragraph" style:parent-style-name="Standard">
      <style:text-properties officeooo:rsid="000c49c3" officeooo:paragraph-rsid="000c49c3"/>
    </style:style>
    <style:style style:name="P18" style:family="paragraph" style:parent-style-name="Standard">
      <style:paragraph-properties fo:margin-left="0.635cm" fo:margin-right="0cm" fo:text-indent="0cm" style:auto-text-indent="false"/>
      <style:text-properties fo:font-size="11pt" style:font-size-asian="11pt" style:font-name-complex="Cambria2" style:font-size-complex="11pt"/>
    </style:style>
    <style:style style:name="P19" style:family="paragraph" style:parent-style-name="Standard">
      <style:paragraph-properties fo:margin-left="1.905cm" fo:margin-right="0cm" fo:text-indent="0cm" style:auto-text-indent="false"/>
    </style:style>
    <style:style style:name="P20" style:family="paragraph" style:parent-style-name="Standard">
      <style:paragraph-properties fo:margin-top="0cm" fo:margin-bottom="0.353cm" loext:contextual-spacing="false" fo:line-height="115%"/>
      <style:text-properties fo:font-size="11pt" fo:language="en" fo:country="none" style:font-size-asian="11pt" style:font-name-complex="Calibri" style:font-size-complex="11pt"/>
    </style:style>
    <style:style style:name="P21" style:family="paragraph" style:parent-style-name="Standard">
      <style:paragraph-properties fo:margin-top="0cm" fo:margin-bottom="0.353cm" loext:contextual-spacing="false" fo:line-height="115%"/>
      <style:text-properties fo:font-size="11pt" fo:language="en" fo:country="none" officeooo:rsid="0009fc1b" officeooo:paragraph-rsid="0009fc1b" style:font-size-asian="11pt" style:font-name-complex="Calibri" style:font-size-complex="11pt"/>
    </style:style>
    <style:style style:name="P22" style:family="paragraph" style:parent-style-name="Standard" style:list-style-name="WWNum11">
      <style:paragraph-properties fo:margin-left="1.27cm" fo:margin-right="0cm" fo:line-height="115%" fo:text-indent="-0.635cm" style:auto-text-indent="false"/>
    </style:style>
    <style:style style:name="P23" style:family="paragraph" style:parent-style-name="Standard" style:list-style-name="WWNum11">
      <style:paragraph-properties fo:margin-left="1.27cm" fo:margin-right="0cm" fo:hyphenation-ladder-count="no-limit" fo:text-indent="-0.635cm" style:auto-text-indent="false"/>
      <style:text-properties fo:hyphenate="false" fo:hyphenation-remain-char-count="2" fo:hyphenation-push-char-count="2"/>
    </style:style>
    <style:style style:name="P24" style:family="paragraph" style:parent-style-name="Standard" style:master-page-name="Standard">
      <style:paragraph-properties style:page-number="auto"/>
    </style:style>
    <style:style style:name="P25" style:family="paragraph" style:parent-style-name="List_20_Paragraph" style:list-style-name="WWNum5"/>
    <style:style style:name="P26" style:family="paragraph" style:parent-style-name="List_20_Paragraph" style:list-style-name="WWNum6"/>
    <style:style style:name="P27" style:family="paragraph" style:parent-style-name="List_20_Paragraph" style:list-style-name="WWNum7"/>
    <style:style style:name="P28" style:family="paragraph" style:parent-style-name="List_20_Paragraph" style:list-style-name="WWNum8"/>
    <style:style style:name="P29" style:family="paragraph" style:parent-style-name="List_20_Paragraph" style:list-style-name="WWNum9"/>
    <style:style style:name="P30" style:family="paragraph" style:parent-style-name="List_20_Paragraph" style:list-style-name="WWNum10"/>
    <style:style style:name="P31" style:family="paragraph" style:parent-style-name="List_20_Paragraph" style:list-style-name="WWNum13"/>
    <style:style style:name="P32" style:family="paragraph" style:parent-style-name="List_20_Paragraph" style:list-style-name="WWNum14"/>
    <style:style style:name="P33" style:family="paragraph" style:parent-style-name="List_20_Paragraph" style:list-style-name="WWNum15"/>
    <style:style style:name="P34" style:family="paragraph" style:parent-style-name="List_20_Paragraph" style:list-style-name="WWNum16"/>
    <style:style style:name="P35" style:family="paragraph" style:parent-style-name="List_20_Paragraph">
      <style:paragraph-properties fo:margin-left="2.54cm" fo:margin-right="0cm" fo:text-indent="0cm" style:auto-text-indent="false"/>
    </style:style>
    <style:style style:name="P36" style:family="paragraph" style:parent-style-name="List_20_Paragraph">
      <style:paragraph-properties fo:margin-left="0cm" fo:margin-right="0cm" fo:text-indent="0cm" style:auto-text-indent="false"/>
      <style:text-properties officeooo:rsid="0009fc1b" officeooo:paragraph-rsid="0009fc1b"/>
    </style:style>
    <style:style style:name="T1" style:family="text">
      <style:text-properties fo:font-weight="bold" style:font-weight-asian="bold"/>
    </style:style>
    <style:style style:name="T2" style:family="text">
      <style:text-properties fo:font-size="11pt" fo:language="en" fo:country="none" style:font-name-asian="Cambria2" style:font-size-asian="11pt" style:font-name-complex="Cambria2" style:font-size-complex="11pt"/>
    </style:style>
    <style:style style:name="T3" style:family="text">
      <style:text-properties fo:font-size="11pt" fo:language="en" fo:country="none" style:font-size-asian="11pt" style:font-name-complex="Calibri" style:font-size-complex="11pt"/>
    </style:style>
    <style:style style:name="T4" style:family="text">
      <style:text-properties fo:font-size="11pt" style:font-size-asian="11pt" style:font-name-complex="Cambria2" style:font-size-complex="11pt"/>
    </style:style>
    <style:style style:name="T5" style:family="text">
      <style:text-properties fo:font-size="11pt" style:font-size-asian="11pt" style:font-name-complex="Arial" style:font-size-complex="11pt"/>
    </style:style>
    <style:style style:name="T6" style:family="text">
      <style:text-properties fo:font-size="11pt" style:letter-kerning="true" style:font-size-asian="11pt" style:font-name-complex="Calibri" style:font-size-complex="11pt"/>
    </style:style>
    <style:style style:name="T7" style:family="text">
      <style:text-properties officeooo:rsid="0006bef9"/>
    </style:style>
    <style:style style:name="T8" style:family="text">
      <style:text-properties officeooo:rsid="0009fc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Students </text:span></text:p>
      <text:p text:style-name="Standard"/>
      <text:p text:style-name="P12">S01</text:p>
      <text:p text:style-name="Standard">As a student I need to be able to view the timetable to view what classes and details are needed to learn the particular instrument.</text:p>
      <text:list xml:id="list9097690524997476763" text:style-name="WWNum5">
        <text:list-item>
          <text:p text:style-name="P25">Timetabling feature</text:p>
        </text:list-item>
        <text:list-item>
          <text:p text:style-name="P25">M</text:p>
        </text:list-item>
      </text:list>
      <text:p text:style-name="P35"/>
      <text:p text:style-name="Standard"><text:span text:style-name="T2">Acceptance criteria:</text:span></text:p>
      <text:p text:style-name="Standard">Given a student/parent wants to view timetable/classes <text:line-break/>When looking for timeslots/lessons for my instrument<text:line-break/>Then they are able to access the timetable through the application</text:p>
      <text:p text:style-name="Standard"/>
      <text:p text:style-name="Standard">Difficulty: 4</text:p>
      <text:p text:style-name="Standard"/>
      <text:p text:style-name="P12"/>
      <text:p text:style-name="Standard"/>
      <text:p text:style-name="Standard"/>
      <text:p text:style-name="Standard"/>
      <text:p text:style-name="P12">S02</text:p>
      <text:p text:style-name="Standard">As a student I need to be able to view timetables to see which classes fit with my existing schedule. </text:p>
      <text:list xml:id="list181555095863952" text:continue-numbering="true" text:style-name="WWNum5">
        <text:list-item>
          <text:p text:style-name="P25">Timetabling feature </text:p>
        </text:list-item>
        <text:list-item>
          <text:p text:style-name="P25">S</text:p>
        </text:list-item>
      </text:list>
      <text:p text:style-name="Standard">Difficulty: 2</text:p>
      <text:p text:style-name="Standard"/>
      <text:p text:style-name="P12"/>
      <text:p text:style-name="Standard"/>
      <text:p text:style-name="Standard"/>
      <text:p text:style-name="P12">S03</text:p>
      <text:p text:style-name="Standard">As a student I need to be able to access the catalogue of instruments in case I need to loan something. </text:p>
      <text:list xml:id="list181555341964786" text:continue-numbering="true" text:style-name="WWNum5">
        <text:list-item>
          <text:p text:style-name="P25">Instrument inventory feature</text:p>
        </text:list-item>
        <text:list-item>
          <text:p text:style-name="P25">S </text:p>
        </text:list-item>
      </text:list>
      <text:p text:style-name="Standard">Difficulty: 1</text:p>
      <text:p text:style-name="Standard"/>
      <text:p text:style-name="P13"/>
      <text:p text:style-name="Standard"/>
      <text:p text:style-name="Standard"/>
      <text:p text:style-name="P12">SO4</text:p>
      <text:p text:style-name="Standard">As a student I need to be able to contact someone from either admin, or teachers in order to discuss issues that may arise IE. Sickness or other issue. </text:p>
      <text:list xml:id="list181554311819822" text:continue-numbering="true" text:style-name="WWNum5">
        <text:list-item>
          <text:p text:style-name="P25">Contact page feature</text:p>
        </text:list-item>
        <text:list-item>
          <text:p text:style-name="P25">M</text:p>
        </text:list-item>
      </text:list>
      <text:p text:style-name="P35"/>
      <text:p text:style-name="Standard"><text:span text:style-name="T2">Acceptance criteria:</text:span></text:p>
      <text:p text:style-name="Standard">Given a student/parent wants to contact an administrator/teacher <text:line-break/>When an issue arises</text:p>
      <text:p text:style-name="Standard"><text:soft-page-break/>When a time needs to be changed<text:line-break/>Then they can contact someone and change bookings</text:p>
      <text:p text:style-name="Standard"/>
      <text:p text:style-name="Standard">Difficulty: 4</text:p>
      <text:p text:style-name="Standard"/>
      <text:p text:style-name="P13"/>
      <text:p text:style-name="P13"/>
      <text:p text:style-name="P13"/>
      <text:p text:style-name="Standard"/>
      <text:p text:style-name="P12">S05</text:p>
      <text:p text:style-name="Standard">As a student I need to be able to view what languages the teachers speak, in order to be able to find the best fit for my experience. </text:p>
      <text:list xml:id="list181555029090086" text:continue-numbering="true" text:style-name="WWNum5">
        <text:list-item>
          <text:p text:style-name="P25">Timetabling feature </text:p>
        </text:list-item>
        <text:list-item>
          <text:p text:style-name="P25">M</text:p>
        </text:list-item>
      </text:list>
      <text:p text:style-name="Standard"/>
      <text:p text:style-name="Standard"><text:span text:style-name="T2">Acceptance criteria:</text:span></text:p>
      <text:p text:style-name="Standard">Given a student/parent wants to find a well suited teacher <text:line-break/>When searching for teachers<text:line-break/>Then they can search for them</text:p>
      <text:p text:style-name="Standard"/>
      <text:p text:style-name="Standard">Difficulty: 4</text:p>
      <text:p text:style-name="Standard"/>
      <text:p text:style-name="Standard"/>
      <text:p text:style-name="P12">S06</text:p>
      <text:p text:style-name="Standard">As a student I need to be able to view the teachers experience so that I can find the best fit for my current level of proficiency. </text:p>
      <text:list xml:id="list181554975710148" text:continue-numbering="true" text:style-name="WWNum5">
        <text:list-item>
          <text:p text:style-name="P25">Timetabling feature </text:p>
        </text:list-item>
        <text:list-item>
          <text:p text:style-name="P25">C</text:p>
        </text:list-item>
      </text:list>
      <text:p text:style-name="Standard">Difficulty: 8</text:p>
      <text:p text:style-name="Standard"/>
      <text:p text:style-name="Standard"/>
      <text:p text:style-name="P15">S07</text:p>
      <text:p text:style-name="Standard">As a student I need to be able to view the timetable in order to see the details of the particular class, such as time and location, as well as the name of the teacher. </text:p>
      <text:list xml:id="list181556385843600" text:continue-numbering="true" text:style-name="WWNum5">
        <text:list-item>
          <text:p text:style-name="P25">Timetabling feature </text:p>
        </text:list-item>
        <text:list-item>
          <text:p text:style-name="P25">M</text:p>
        </text:list-item>
      </text:list>
      <text:p text:style-name="Standard"/>
      <text:p text:style-name="Standard"><text:span text:style-name="T2">Acceptance criteria:</text:span></text:p>
      <text:p text:style-name="Standard">Given a student/parent want<text:bookmark text:name="_GoBack"/>s to view an ordered timetable <text:line-break/>When looking for a certain criterion<text:line-break/>Then they can find the necessary tools</text:p>
      <text:p text:style-name="Standard"/>
      <text:p text:style-name="Standard">Difficulty: 8</text:p>
      <text:p text:style-name="Standard"/>
      <text:p text:style-name="Standard"/>
      <text:p text:style-name="P15">S08</text:p>
      <text:p text:style-name="Standard">As a student I need to be able to have access to the contract and may want to review the contract at anytime in case of an issue or termination of the contract. </text:p>
      <text:list xml:id="list181554977088136" text:continue-numbering="true" text:style-name="WWNum5">
        <text:list-item>
          <text:p text:style-name="P25">Contract management feature </text:p>
        </text:list-item>
        <text:list-item>
          <text:p text:style-name="P25"><text:soft-page-break/>S</text:p>
        </text:list-item>
      </text:list>
      <text:p text:style-name="Standard">Difficulty: 8</text:p>
      <text:p text:style-name="Standard"/>
      <text:p text:style-name="Standard"><text:span text:style-name="T1">Teacher </text:span></text:p>
      <text:p text:style-name="P1"/>
      <text:p text:style-name="P1"/>
      <text:p text:style-name="P2">T01</text:p>
      <text:p text:style-name="Standard">As a teacher I need to be able to view the student requests in order to set up a lesson. </text:p>
      <text:list xml:id="list181555504147528" text:continue-numbering="true" text:style-name="WWNum5">
        <text:list-item>
          <text:p text:style-name="P25">Teacher view feature</text:p>
        </text:list-item>
        <text:list-item>
          <text:p text:style-name="P25">S</text:p>
        </text:list-item>
      </text:list>
      <text:p text:style-name="Standard">Difficulty: 8</text:p>
      <text:p text:style-name="Standard"/>
      <text:p text:style-name="Standard"/>
      <text:p text:style-name="P15">T02</text:p>
      <text:p text:style-name="Standard">As a teacher I need to be able to view the timetable to see what my schedule is so I can show up on time for lessons. </text:p>
      <text:list xml:id="list181555161258578" text:continue-numbering="true" text:style-name="WWNum5">
        <text:list-item>
          <text:p text:style-name="P25">Timetabling feature</text:p>
        </text:list-item>
        <text:list-item>
          <text:p text:style-name="P25">M</text:p>
        </text:list-item>
      </text:list>
      <text:p text:style-name="P3"/>
      <text:p text:style-name="Standard"><text:span text:style-name="T2">Acceptance criteria:</text:span></text:p>
      <text:p text:style-name="Standard">Given I have predetermined classes when I go to check the class times then it should show the timetable with all classes available. </text:p>
      <text:p text:style-name="Standard"/>
      <text:p text:style-name="Standard">Difficulty: 2</text:p>
      <text:p text:style-name="Standard"/>
      <text:p text:style-name="Standard"/>
      <text:p text:style-name="P14">T03</text:p>
      <text:p text:style-name="Standard">As a teacher I need to be able to access information on students in order to better understand my class. </text:p>
      <text:list xml:id="list181555202067708" text:continue-numbering="true" text:style-name="WWNum5">
        <text:list-item>
          <text:p text:style-name="P25">Database feature</text:p>
        </text:list-item>
        <text:list-item>
          <text:p text:style-name="P25">M</text:p>
        </text:list-item>
      </text:list>
      <text:p text:style-name="P3"/>
      <text:p text:style-name="Standard"><text:span text:style-name="T2">Acceptance criteria:</text:span></text:p>
      <text:p text:style-name="Standard">Given I need information about the students when I am viewing my class list then I expect to be able to view some information about students.</text:p>
      <text:p text:style-name="P3"/>
      <text:p text:style-name="Standard">Difficulty: 8</text:p>
      <text:p text:style-name="Standard"/>
      <text:p text:style-name="Standard"/>
      <text:p text:style-name="P15">T04</text:p>
      <text:p text:style-name="Standard">As a teacher I need to be able to receive and view my contract at anytime to check for violations or to see requirements of termination if necessary. </text:p>
      <text:list xml:id="list181555187409248" text:continue-numbering="true" text:style-name="WWNum5">
        <text:list-item>
          <text:p text:style-name="P25">Contract management feature </text:p>
        </text:list-item>
        <text:list-item>
          <text:p text:style-name="P25">c</text:p>
        </text:list-item>
      </text:list>
      <text:p text:style-name="Standard">Difficulty: 2</text:p>
      <text:p text:style-name="Standard"/>
      <text:p text:style-name="Standard"/>
      <text:p text:style-name="P15">T05</text:p>
      <text:p text:style-name="Standard"><text:soft-page-break/>As a teacher I need a different view to the students, however I need some of the same aspects as timetables are the same but student information is not. </text:p>
      <text:list xml:id="list181554924441133" text:continue-numbering="true" text:style-name="WWNum5">
        <text:list-item>
          <text:p text:style-name="P25">Teacher view feature</text:p>
        </text:list-item>
        <text:list-item>
          <text:p text:style-name="P25">M</text:p>
        </text:list-item>
      </text:list>
      <text:p text:style-name="P3"/>
      <text:p text:style-name="Standard"><text:span text:style-name="T2">Acceptance criteria:</text:span></text:p>
      <text:p text:style-name="Standard">Given I am a teacher when I am viewing the system then I must be able to have a different view in order to access information which is required of my role. </text:p>
      <text:p text:style-name="Standard"/>
      <text:p text:style-name="Standard">Difficulty: 4</text:p>
      <text:p text:style-name="Standard"/>
      <text:p text:style-name="Standard"/>
      <text:p text:style-name="P15">T06</text:p>
      <text:p text:style-name="Standard">As a teacher I need to be able to contact the principle in order to apply for a teaching position as this is the only point of contact. </text:p>
      <text:list xml:id="list181554475603187" text:continue-numbering="true" text:style-name="WWNum5">
        <text:list-item>
          <text:p text:style-name="P25">Contact page feature/ email and website enhancements</text:p>
        </text:list-item>
        <text:list-item>
          <text:p text:style-name="P25">M</text:p>
        </text:list-item>
      </text:list>
      <text:p text:style-name="P3"/>
      <text:p text:style-name="Standard"><text:span text:style-name="T2">Acceptance criteria:</text:span></text:p>
      <text:p text:style-name="Standard">Given I am looking for a job when I look to contact the principle then I should be able to do this either through the system or via telephone without errors. </text:p>
      <text:p text:style-name="Standard"/>
      <text:p text:style-name="Standard">Difficulty: 1</text:p>
      <text:p text:style-name="Standard"/>
      <text:p text:style-name="Standard"/>
      <text:p text:style-name="P15">T07</text:p>
      <text:p text:style-name="Standard">As a teacher I need to be able to see if they are a new or continuing student in order to adjust lessons for them. </text:p>
      <text:p text:style-name="Standard">-Information <text:s/></text:p>
      <text:p text:style-name="Standard">- M</text:p>
      <text:p text:style-name="Standard"/>
      <text:p text:style-name="Standard"><text:span text:style-name="T2">Acceptance criteria:</text:span></text:p>
      <text:p text:style-name="Standard">Given My student is continuing When I go to plan lesson then I should be able to include challenging stimulus to engage the continuing student further. </text:p>
      <text:p text:style-name="Standard"/>
      <text:p text:style-name="Standard">Difficulty: 8</text:p>
      <text:p text:style-name="Standard"/>
      <text:p text:style-name="Standard"><text:span text:style-name="T1">Admin: </text:span></text:p>
      <text:p text:style-name="P1"/>
      <text:p text:style-name="P2">A01</text:p>
      <text:p text:style-name="Standard"><text:span text:style-name="T4">As an admin I need to be able to change appointment details if someone changes their mind on specific information.</text:span></text:p>
      <text:p text:style-name="P7"/>
      <text:p text:style-name="Standard"><text:span text:style-name="T2">Acceptance criteria:</text:span></text:p>
      <text:list xml:id="list2590132689010928567" text:style-name="WWNum6">
        <text:list-item>
          <text:p text:style-name="P26"><text:span text:style-name="T2">I can log using a special administrator account, with privileges only I can access</text:span></text:p>
        </text:list-item>
        <text:list-item>
          <text:p text:style-name="P26"><text:span text:style-name="T4">I have a special place where I can receive information about if someone wants to change appointment details</text:span></text:p>
        </text:list-item>
        <text:list-item>
          <text:p text:style-name="P26"><text:span text:style-name="T4">I have the ability to change the required appointment details or cancel altogether using a form that prefills with data that I then change</text:span></text:p>
        </text:list-item>
        <text:list-item>
          <text:p text:style-name="P26"><text:span text:style-name="T4">The application has an area where the user can request changes</text:span></text:p>
        </text:list-item>
      </text:list>
      <text:p text:style-name="P7"><text:soft-page-break/></text:p>
      <text:p text:style-name="Standard"><text:span text:style-name="T4">Difficulty: 16 </text:span></text:p>
      <text:p text:style-name="Standard"/>
      <text:p text:style-name="Standard"/>
      <text:p text:style-name="P15">A02</text:p>
      <text:p text:style-name="Standard">As an admin I need to be able to book appointments if some one needs to meet with a teacher. </text:p>
      <text:list xml:id="list181556135053911" text:continue-list="list181554475603187" text:style-name="WWNum5">
        <text:list-item>
          <text:p text:style-name="P25">Database changes</text:p>
        </text:list-item>
        <text:list-item>
          <text:p text:style-name="P25">S</text:p>
        </text:list-item>
      </text:list>
      <text:p text:style-name="Standard">Difficulty: 16</text:p>
      <text:p text:style-name="P35"/>
      <text:p text:style-name="P35"/>
      <text:p text:style-name="P36">A03</text:p>
      <text:p text:style-name="Standard"><text:span text:style-name="T4">As an admin I need to be able to organise the timetables so that there are no clashes and people can visibly see the timetable allotments. </text:span></text:p>
      <text:p text:style-name="P7"/>
      <text:p text:style-name="Standard"><text:span text:style-name="T2">Acceptance criteria:</text:span></text:p>
      <text:list xml:id="list8719650920715309719" text:style-name="WWNum7">
        <text:list-item>
          <text:p text:style-name="P27"><text:span text:style-name="T2">I can log using a special administrator account, with privileges only I can access</text:span></text:p>
        </text:list-item>
        <text:list-item>
          <text:p text:style-name="P27"><text:span text:style-name="T4"><text:s/>I have a special tool that lets me change and organise the timetable </text:span></text:p>
        </text:list-item>
        <text:list-item>
          <text:p text:style-name="P27"><text:span text:style-name="T4">The tool warns me if there are any clashes, such as double booked rooms or a teacher required to be in two places at once</text:span></text:p>
        </text:list-item>
        <text:list-item>
          <text:p text:style-name="P27"><text:span text:style-name="T4">When I press a finalise button it instantly updates the database so that everyone can see the changes</text:span></text:p>
        </text:list-item>
      </text:list>
      <text:p text:style-name="P7"/>
      <text:p text:style-name="Standard"><text:span text:style-name="T4">Difficulty: 16</text:span></text:p>
      <text:p text:style-name="P7"/>
      <text:p text:style-name="P7"/>
      <text:p text:style-name="P8">A04</text:p>
      <text:p text:style-name="Standard"><text:span text:style-name="T4">As an admin I need to be able to receive queries so that I can either help solve them or forward them to the corresponding parties. </text:span></text:p>
      <text:p text:style-name="P7"/>
      <text:p text:style-name="Standard"><text:span text:style-name="T2">Acceptance criteria:</text:span></text:p>
      <text:list xml:id="list181554653047500" text:continue-list="list2590132689010928567" text:style-name="WWNum6">
        <text:list-item>
          <text:p text:style-name="P26"><text:span text:style-name="T2">I can log using a special administrator account, with privileges only I can access (if no email is used)</text:span></text:p>
        </text:list-item>
        <text:list-item>
          <text:p text:style-name="P26"><text:span text:style-name="T4">I have a special area where I can receive queries and forward them to other parties (This could be done over email)</text:span></text:p>
        </text:list-item>
        <text:list-item>
          <text:p text:style-name="P26"><text:span text:style-name="T4">The application has an area where the user can send queries to the admin (possibly with a reply email attached) </text:span></text:p>
        </text:list-item>
        <text:list-item>
          <text:p text:style-name="P26"><text:span text:style-name="T4">I have the ability to forward the message to other parties </text:span></text:p>
        </text:list-item>
      </text:list>
      <text:p text:style-name="P7"/>
      <text:p text:style-name="Standard"><text:span text:style-name="T4">Difficulty: 4 if done over email 8 if done in the system</text:span></text:p>
      <text:p text:style-name="P7"/>
      <text:p text:style-name="P7"/>
      <text:p text:style-name="P8">A05</text:p>
      <text:p text:style-name="Standard"><text:span text:style-name="T4">As an admin I need to be able to search the database if I am allocated to search the database in case I need to do a job requiring information stored within the database. </text:span></text:p>
      <text:p text:style-name="P7"/>
      <text:p text:style-name="Standard"><text:span text:style-name="T2">Acceptance criteria:</text:span></text:p>
      <text:list xml:id="list6225444445929566521" text:style-name="WWNum8">
        <text:list-item>
          <text:p text:style-name="P28"><text:span text:style-name="T4">I have access to a MySQL terminal (can’t easily be done in the app securely, direct access to the server using terminal or workbench for an admin is best option)</text:span></text:p>
        </text:list-item>
        <text:list-item>
          <text:p text:style-name="P28"><text:span text:style-name="T4">If want to do in app must have an area specific to the admin</text:span></text:p>
        </text:list-item>
        <text:list-item>
          <text:p text:style-name="P28"><text:span text:style-name="T4">This area lets me select which table I want to see </text:span></text:p>
        </text:list-item>
        <text:list-item>
          <text:p text:style-name="P28"><text:soft-page-break/><text:span text:style-name="T4">I can then sort by column and search specific columns in the tables</text:span></text:p>
        </text:list-item>
      </text:list>
      <text:p text:style-name="P7"/>
      <text:p text:style-name="Standard"><text:span text:style-name="T4">Difficulty: 1 if done over MySQL 8 if done in the system</text:span></text:p>
      <text:p text:style-name="Standard"><text:span text:style-name="T4"/></text:p>
      <text:p text:style-name="Standard"><text:span text:style-name="T4"/></text:p>
      <text:p text:style-name="P15"><text:span text:style-name="T4">A06</text:span></text:p>
      <text:p text:style-name="Standard"><text:span text:style-name="T4">As an admin I need to be able to enter data into the database in case student or other details need to be updated. </text:span></text:p>
      <text:p text:style-name="P7"/>
      <text:p text:style-name="Standard"><text:span text:style-name="T2">Acceptance criteria:</text:span></text:p>
      <text:p text:style-name="P7"/>
      <text:list xml:id="list6135389573570785321" text:style-name="WWNum9">
        <text:list-item>
          <text:p text:style-name="P29"><text:span text:style-name="T4">I have access to a MySQL terminal (can’t easily be done in the app securely, direct access to the server using terminal or workbench for an admin is best option)</text:span></text:p>
        </text:list-item>
        <text:list-item>
          <text:p text:style-name="P29"><text:span text:style-name="T4">If want to do in app must have an area specific to the admin</text:span></text:p>
        </text:list-item>
        <text:list-item>
          <text:p text:style-name="P29"><text:span text:style-name="T4">This area lets me search for students which will generate a form that autofill’s with the student data that can then be changed and saved</text:span></text:p>
        </text:list-item>
        <text:list-item>
          <text:p text:style-name="P29"><text:span text:style-name="T4">I can also choose to create new student</text:span></text:p>
        </text:list-item>
      </text:list>
      <text:p text:style-name="P18"/>
      <text:p text:style-name="Standard"><text:span text:style-name="T4">Difficulty: 1 if done over MySQL 16 if done in the system</text:span></text:p>
      <text:p text:style-name="P7"/>
      <text:p text:style-name="P7"/>
      <text:p text:style-name="P8">A07</text:p>
      <text:p text:style-name="Standard"><text:span text:style-name="T4">As an admin I need to be able to view the conditions of the instruments so that it can be brought up in regards to what needs to happen to the instruments to keep them in a condition that is adequate for hiring. </text:span></text:p>
      <text:p text:style-name="P7"/>
      <text:p text:style-name="Standard"><text:span text:style-name="T2">Acceptance criteria:</text:span></text:p>
      <text:p text:style-name="P7"/>
      <text:list xml:id="list3391938594347645288" text:style-name="WWNum10">
        <text:list-item>
          <text:p text:style-name="P30"><text:span text:style-name="T4">The application has a page with a table that displays information for each instrument in rows</text:span></text:p>
        </text:list-item>
        <text:list-item>
          <text:p text:style-name="P30"><text:span text:style-name="T4">This table can be searched by instrument type, brand, condition. instrument model and instrument serial number</text:span></text:p>
        </text:list-item>
      </text:list>
      <text:p text:style-name="P18"/>
      <text:p text:style-name="Standard"><text:span text:style-name="T4">Difficulty: 4</text:span></text:p>
      <text:p text:style-name="P7"/>
      <text:p text:style-name="Standard"><text:span text:style-name="T1">Principle: </text:span></text:p>
      <text:p text:style-name="Standard"><text:span text:style-name="T1"/></text:p>
      <text:p text:style-name="P15"><text:span text:style-name="T1">P01</text:span></text:p>
      <text:p text:style-name="Standard">As a principle I need to be able to receive messages from teachers, applicants and parents/ students in case one of them needs to get in touch with me. </text:p>
      <text:list xml:id="list181554985289709" text:continue-list="list181556135053911" text:style-name="WWNum5">
        <text:list-item>
          <text:p text:style-name="P25">Message feature/ either via phone or through website/email</text:p>
        </text:list-item>
        <text:list-item>
          <text:p text:style-name="P25">M</text:p>
        </text:list-item>
      </text:list>
      <text:p text:style-name="P4"/>
      <text:p text:style-name="P10"><text:span text:style-name="T3">Acceptance criteria:</text:span></text:p>
      <text:list xml:id="list6963012771511209190" text:style-name="WWNum13">
        <text:list-item>
          <text:p text:style-name="P31"><text:span text:style-name="T5">I have a professional email address hosted within the application visible to everyone, through which I can get into contact and be contacted by people.</text:span></text:p>
        </text:list-item>
      </text:list>
      <text:p text:style-name="Standard"/>
      <text:p text:style-name="Standard">Difficulty: 1</text:p>
      <text:p text:style-name="Standard"/>
      <text:p text:style-name="Standard"/>
      <text:p text:style-name="P15">P02</text:p>
      <text:p text:style-name="Standard"><text:soft-page-break/>As a principle I need to be able to view the database and be able to manage most of the aspects of the application, in case something needs to be changed or I need to view information due to issues that have arisen. </text:p>
      <text:list xml:id="list181554712542107" text:continue-list="list181554985289709" text:style-name="WWNum5">
        <text:list-item>
          <text:p text:style-name="P25">Database feature</text:p>
        </text:list-item>
        <text:list-item>
          <text:p text:style-name="P25">W</text:p>
        </text:list-item>
      </text:list>
      <text:p text:style-name="P35"/>
      <text:p text:style-name="P10"><text:span text:style-name="T3">Acceptance criteria: </text:span></text:p>
      <text:list xml:id="list6200545561772254219" text:style-name="WWNum14">
        <text:list-item>
          <text:p text:style-name="P32"><text:span text:style-name="T5">I have access to a feature which allows me to specify and view tables in the database that I wish to see.</text:span></text:p>
        </text:list-item>
        <text:list-item>
          <text:p text:style-name="P32"><text:span text:style-name="T5">I can use this feature to make changes to information in the database.</text:span></text:p>
        </text:list-item>
      </text:list>
      <text:p text:style-name="Standard"/>
      <text:p text:style-name="Standard">Difficulty: 4</text:p>
      <text:p text:style-name="Standard"/>
      <text:p text:style-name="P15">P03</text:p>
      <text:p text:style-name="Standard">As a principle I need to be able to issue contracts to teachers and students,/ parents and as well I need a way of reviewing those contracts. </text:p>
      <text:list xml:id="list181554954332743" text:continue-list="list181554712542107" text:style-name="WWNum5">
        <text:list-item>
          <text:p text:style-name="P25">Contract management feature </text:p>
        </text:list-item>
        <text:list-item>
          <text:p text:style-name="P25">C</text:p>
        </text:list-item>
      </text:list>
      <text:p text:style-name="P35"/>
      <text:p text:style-name="P10"><text:span text:style-name="T3">Acceptance criteria:</text:span></text:p>
      <text:list xml:id="list5178470300420532920" text:style-name="WWNum15">
        <text:list-item>
          <text:p text:style-name="P33"><text:span text:style-name="T5">I have the ability to email people contracts for their viewing.</text:span></text:p>
        </text:list-item>
        <text:list-item>
          <text:p text:style-name="P33"><text:span text:style-name="T5">I have the ability to receive emails.</text:span></text:p>
        </text:list-item>
      </text:list>
      <text:p text:style-name="Standard"/>
      <text:p text:style-name="Standard">Difficulty: 8</text:p>
      <text:p text:style-name="Standard"/>
      <text:p text:style-name="Standard"/>
      <text:p text:style-name="P15">P04</text:p>
      <text:p text:style-name="Standard">As a principle I need to be able to view the instruments in case more money needs to be applied to the repairing or procuring of new instruments. </text:p>
      <text:list xml:id="list181556611715420" text:continue-list="list181554954332743" text:style-name="WWNum5">
        <text:list-item>
          <text:p text:style-name="P25">Instrument inventory </text:p>
        </text:list-item>
        <text:list-item>
          <text:p text:style-name="P25">C</text:p>
        </text:list-item>
      </text:list>
      <text:p text:style-name="P19"/>
      <text:p text:style-name="P10"><text:span text:style-name="T3">Acceptance criteria:</text:span></text:p>
      <text:list xml:id="list1081234487390853073" text:style-name="WWNum16">
        <text:list-item>
          <text:p text:style-name="P34"><text:span text:style-name="T5">I have a tool where I can specify and view information in the database</text:span></text:p>
        </text:list-item>
        <text:list-item>
          <text:p text:style-name="P34"><text:span text:style-name="T5">I can access information in the database related to instruments</text:span></text:p>
        </text:list-item>
        <text:list-item>
          <text:p text:style-name="P34"><text:span text:style-name="T5">instrument tables in the database contains information in relation to the quantity and condition of instruments</text:span></text:p>
        </text:list-item>
      </text:list>
      <text:p text:style-name="Standard"/>
      <text:p text:style-name="Standard">Difficulty: 4</text:p>
      <text:p text:style-name="Standard"/>
      <text:p text:style-name="Standard"><text:span text:style-name="T1">Parent: </text:span></text:p>
      <text:p text:style-name="Standard"/>
      <text:p text:style-name="P15">Pa01</text:p>
      <text:p text:style-name="P11"><text:span text:style-name="T6">As a parent I need access to my child’s account to view feedback, attendance and be able to book on behalf of my child. As if I need to book for my child, and view the progress. Also I can make sure that my child is participating and that we are not wasting money. </text:span></text:p>
      <text:p text:style-name="P20"/>
      <text:p text:style-name="P10"><text:span text:style-name="T3">Acceptance criteria:</text:span></text:p>
      <text:list xml:id="list6106598968587024655" text:style-name="WWNum11">
        <text:list-item>
          <text:p text:style-name="P22"><text:soft-page-break/><text:span text:style-name="T3">Child and parent accounts should be the same and feature the same information and functionality</text:span></text:p>
        </text:list-item>
        <text:list-item>
          <text:p text:style-name="P22"><text:span text:style-name="T3">There is one account shared with me and my child</text:span></text:p>
        </text:list-item>
        <text:list-item>
          <text:p text:style-name="P22"><text:span text:style-name="T3">The accounts display all previous appointments booked and whether they were attended or not</text:span></text:p>
        </text:list-item>
        <text:list-item>
          <text:p text:style-name="P22"><text:span text:style-name="T3">User accounts display my child's average grade</text:span></text:p>
        </text:list-item>
        <text:list-item>
          <text:p text:style-name="P22"><text:span text:style-name="T3">The account has the ability to book lessons</text:span></text:p>
        </text:list-item>
      </text:list>
      <text:p text:style-name="P10"><text:span text:style-name="T3">Difficulty: 8</text:span></text:p>
      <text:p text:style-name="P4"/>
      <text:p text:style-name="P6">Pa02</text:p>
      <text:p text:style-name="P11"><text:span text:style-name="T6">As a parent I need to be able to be contacted if something is going wrong with my child so that I can figure out how to help my child.</text:span></text:p>
      <text:p text:style-name="P5"/>
      <text:p text:style-name="P10"><text:span text:style-name="T3">Acceptance criteria:</text:span></text:p>
      <text:list xml:id="list181556147257609" text:continue-numbering="true" text:style-name="WWNum11">
        <text:list-item>
          <text:p text:style-name="P22"><text:span text:style-name="T3">My phone number and email are tied to my account</text:span></text:p>
        </text:list-item>
        <text:list-item>
          <text:p text:style-name="P22"><text:span text:style-name="T3">The teachers should be able to easily obtain my contact info from their account</text:span></text:p>
        </text:list-item>
        <text:list-item>
          <text:p text:style-name="P22"><text:span text:style-name="T3">I shouldn't be able to make an account unless all my details are on the system</text:span></text:p>
        </text:list-item>
      </text:list>
      <text:p text:style-name="P10"><text:span text:style-name="T3">Difficulty: 4</text:span></text:p>
      <text:p text:style-name="P20"/>
      <text:p text:style-name="P20"/>
      <text:p text:style-name="P21">Pa03</text:p>
      <text:p text:style-name="P11"><text:span text:style-name="T6">As a parent I need to be able to lodge my contact details so that I can keep in contact with the staff in case any issues arise as it is important to solve issues as soon as possible.</text:span></text:p>
      <text:p text:style-name="P9"/>
      <text:p text:style-name="P11"><text:span text:style-name="T6">Accepting criteria:</text:span></text:p>
      <text:list xml:id="list181555166031239" text:continue-numbering="true" text:style-name="WWNum11">
        <text:list-item>
          <text:p text:style-name="P23"><text:span text:style-name="T6">My phone number and email are tied to my account</text:span></text:p>
        </text:list-item>
        <text:list-item>
          <text:p text:style-name="P23"><text:span text:style-name="T6">I should be able to enter emergency contact details for my child when I sign up</text:span></text:p>
        </text:list-item>
        <text:list-item>
          <text:p text:style-name="P23"><text:span text:style-name="T6">I also need to be able to get staff and administration contact details as a printable document</text:span></text:p>
        </text:list-item>
      </text:list>
      <text:p text:style-name="P9"/>
      <text:p text:style-name="P11"><text:span text:style-name="T6">Difficulty: 4</text:span></text:p>
      <text:p text:style-name="Standard"/>
      <text:p text:style-name="Standard"/>
      <text:p text:style-name="P15">Pa04</text:p>
      <text:p text:style-name="Standard">As a parent I need to <text:s/>know how to pay for tuition and lending instruments so that my child can go to the school. </text:p>
      <text:list xml:id="list181554729022923" text:continue-list="list181556611715420" text:style-name="WWNum5">
        <text:list-item>
          <text:p text:style-name="P25">Payment feature </text:p>
        </text:list-item>
        <text:list-item>
          <text:p text:style-name="P25">M</text:p>
        </text:list-item>
      </text:list>
      <text:p text:style-name="Standard"/>
      <text:p text:style-name="P11"><text:span text:style-name="T6">Accepting criteria:</text:span></text:p>
      <text:p text:style-name="Standard">Given my child attends the school when I go to pay then I should be able to make a payment without error either through the telephone or via the app. </text:p>
      <text:p text:style-name="Standard"/>
      <text:p text:style-name="Standard">Difficulty: 4</text:p>
      <text:p text:style-name="Standard"/>
      <text:p text:style-name="Standard"/>
      <text:p text:style-name="P16"><text:soft-page-break/><text:span text:style-name="T8">Pa05</text:span></text:p>
      <text:p text:style-name="P16">As a parent I need to know the length of the lesson as my child attends this lesson.</text:p>
      <text:list xml:id="list181555039817407" text:continue-numbering="true" text:style-name="WWNum5">
        <text:list-item>
          <text:p text:style-name="P25">information features</text:p>
        </text:list-item>
        <text:list-item>
          <text:p text:style-name="P25">M</text:p>
        </text:list-item>
      </text:list>
      <text:p text:style-name="Standard"/>
      <text:p text:style-name="P11"><text:span text:style-name="T6">Accepting criteria:</text:span></text:p>
      <text:p text:style-name="Standard">Given my child attends classes when I go to view the duration then I should be able to view this clearly and easily. </text:p>
      <text:p text:style-name="Standard"/>
      <text:p text:style-name="Standard">Difficulty: 4</text:p>
      <text:p text:style-name="Standard"/>
      <text:p text:style-name="Standard"/>
      <text:p text:style-name="P15">Pa06</text:p>
      <text:p text:style-name="Standard">As a parent I need to know the length of the course so that I know how long my child must attend. </text:p>
      <text:list xml:id="list181555165768604" text:continue-numbering="true" text:style-name="WWNum5">
        <text:list-item>
          <text:p text:style-name="P25">Information</text:p>
        </text:list-item>
        <text:list-item>
          <text:p text:style-name="P25">M </text:p>
        </text:list-item>
      </text:list>
      <text:p text:style-name="Standard"/>
      <text:p text:style-name="P11"><text:span text:style-name="T6">Accepting criteria:</text:span></text:p>
      <text:p text:style-name="Standard">Given my child is enrolled in the course when I go to see how long the course is Then I should be able to view this information without hassle. </text:p>
      <text:p text:style-name="Standard"/>
      <text:p text:style-name="Standard">Difficulty: 4</text:p>
      <text:p text:style-name="Standard"/>
      <text:p text:style-name="P15">Pa07</text:p>
      <text:p text:style-name="Standard">As a parent I need to be able to see information about the school in order to see if it is a fit for my child. </text:p>
      <text:p text:style-name="Standard">-Information Feature </text:p>
      <text:p text:style-name="Standard">-M</text:p>
      <text:p text:style-name="Standard"/>
      <text:p text:style-name="P15">Pa08</text:p>
      <text:p text:style-name="Standard">Given my child could potentially enrol in the school when I go to view information about the school then this should be easily accessible. </text:p>
      <text:p text:style-name="Standard"/>
      <text:p text:style-name="Standard">Difficulty: 2</text:p>
      <text:p text:style-name="Standard"/>
      <text:p text:style-name="P17">Pa09</text:p>
      <text:p text:style-name="P17">As a parent, I should be able to contact the school if the need arises.</text:p>
      <text:p text:style-name="P17"/>
      <text:p text:style-name="P17">Difficulty: 2</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mbria" svg:font-family="Cambria" style:font-family-generic="roman" style:font-pitch="variable"/>
    <style:font-face style:name="Cambria1" svg:font-family="Cambria"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AU" style:letter-kerning="true" style:font-name-asian="ＭＳ 明朝" style:font-size-asian="12pt" style:language-asian="en" style:country-asian="US" style:font-name-complex="Arial"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AU" style:letter-kerning="true" style:font-name-asian="ＭＳ 明朝" style:font-size-asian="12pt" style:language-asian="en" style:country-asian="US" style:font-name-complex="Arial"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ListLabel_20_1" style:display-name="ListLabel 1" style:family="text">
      <style:text-properties style:font-name-asian="ＭＳ 明朝" style:font-family-asian="'ＭＳ 明朝'"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mbria1"/>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mbria1"/>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Cambria1"/>
      </text:list-level-style-bullet>
      <text:list-level-style-bullet text:level="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ward Doherty</meta:initial-creator>
    <meta:editing-cycles>11</meta:editing-cycles>
    <meta:creation-date>2016-08-09T07:52:00</meta:creation-date>
    <dc:date>2016-08-16T18:15:53.833000000</dc:date>
    <meta:editing-duration>PT1H32M8S</meta:editing-duration>
    <meta:generator>LibreOffice/5.0.1.2$Windows_x86 LibreOffice_project/81898c9f5c0d43f3473ba111d7b351050be20261</meta:generator>
    <meta:document-statistic meta:table-count="0" meta:image-count="0" meta:object-count="0" meta:page-count="9" meta:paragraph-count="236" meta:word-count="2284" meta:character-count="11932" meta:non-whitespace-character-count="990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